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mmediate defections</text:p>
          </table:table-cell>
          <table:table-cell table:number-columns-repeated="7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5"/>
          <table:table-cell table:formula="of:=[.A2]"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 Immediate defections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  <table:table-cell table:formula="of:=[.A5]" office:value-type="float" office:value="0.8" calcext:value-type="float">
            <text:p>0.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mmediate defections, Queen still asks</text:p>
          </table:table-cell>
          <table:table-cell table:number-columns-repeated="7"/>
        </table:table-row>
        <table:table-row table:style-name="ro1">
          <table:table-cell table:formula="of:=[.G2]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8]*[.B8]" office:value-type="float" office:value="0.16" calcext:value-type="float">
            <text:p>0.1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mmediate defections, Queen asks May</text:p>
          </table:table-cell>
          <table:table-cell table:number-columns-repeated="7"/>
        </table:table-row>
        <table:table-row table:style-name="ro1">
          <table:table-cell table:formula="of:=[.G2]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1]*[.B11]" office:value-type="float" office:value="0.04" calcext:value-type="float">
            <text:p>0.0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t Enough Defections Wednesday</text:p>
          </table:table-cell>
          <table:table-cell table:number-columns-repeated="7"/>
        </table:table-row>
        <table:table-row table:style-name="ro1">
          <table:table-cell table:formula="of:=[.G5]" office:value-type="float" office:value="0.8" calcext:value-type="float">
            <text:p>0.8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14]*[.B14]" office:value-type="float" office:value="0.64" calcext:value-type="float">
            <text:p>0.6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fections Wednesday</text:p>
          </table:table-cell>
          <table:table-cell table:number-columns-repeated="7"/>
        </table:table-row>
        <table:table-row table:style-name="ro1">
          <table:table-cell table:formula="of:=[.G5]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7]*[.B17]" office:value-type="float" office:value="0.16" calcext:value-type="float">
            <text:p>0.1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bour doesn’t table VONC</text:p>
          </table:table-cell>
          <table:table-cell table:number-columns-repeated="7"/>
        </table:table-row>
        <table:table-row table:style-name="ro1">
          <table:table-cell table:formula="of:=[.G14]"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20]*[.B20]" office:value-type="float" office:value="0.512" calcext:value-type="float">
            <text:p>0.512</text:p>
          </table:table-cell>
          <table:table-cell/>
        </table:table-row>
        <table:table-row table:style-name="ro1">
          <table:table-cell table:formula="of:=[.G17]"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21]*[.B21]" office:value-type="float" office:value="0.032" calcext:value-type="float">
            <text:p>0.032</text:p>
          </table:table-cell>
          <table:table-cell/>
        </table:table-row>
        <table:table-row table:style-name="ro1">
          <table:table-cell table:formula="of:=[.G8]"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22]*[.B22]" office:value-type="float" office:value="0.032" calcext:value-type="float">
            <text:p>0.032</text:p>
          </table:table-cell>
          <table:table-cell/>
        </table:table-row>
        <table:table-row table:style-name="ro1">
          <table:table-cell table:number-columns-repeated="6"/>
          <table:table-cell table:style-name="ce1" table:formula="of:=SUM([.G20:.G22])" office:value-type="float" office:value="0.576" calcext:value-type="float">
            <text:p>0.57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b tables VONC</text:p>
          </table:table-cell>
          <table:table-cell table:number-columns-repeated="7"/>
        </table:table-row>
        <table:table-row table:style-name="ro1">
          <table:table-cell table:formula="of:=[.G14]" office:value-type="float" office:value="0.64" calcext:value-type="float">
            <text:p>0.64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26]*[.B26]" office:value-type="float" office:value="0.128" calcext:value-type="float">
            <text:p>0.128</text:p>
          </table:table-cell>
          <table:table-cell/>
        </table:table-row>
        <table:table-row table:style-name="ro1">
          <table:table-cell table:formula="of:=[.G17]" office:value-type="float" office:value="0.16" calcext:value-type="float">
            <text:p>0.16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27]*[.B27]" office:value-type="float" office:value="0.128" calcext:value-type="float">
            <text:p>0.128</text:p>
          </table:table-cell>
          <table:table-cell/>
        </table:table-row>
        <table:table-row table:style-name="ro1">
          <table:table-cell table:formula="of:=[.G8]" office:value-type="float" office:value="0.16" calcext:value-type="float">
            <text:p>0.16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28]*[.B28]" office:value-type="float" office:value="0.128" calcext:value-type="float">
            <text:p>0.128</text:p>
          </table:table-cell>
          <table:table-cell/>
        </table:table-row>
        <table:table-row table:style-name="ro1">
          <table:table-cell table:number-columns-repeated="6"/>
          <table:table-cell table:style-name="ce1" table:formula="of:=SUM([.G26:.G28])" office:value-type="float" office:value="0.384" calcext:value-type="float">
            <text:p>0.38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ONC Passes</text:p>
          </table:table-cell>
          <table:table-cell table:number-columns-repeated="7"/>
        </table:table-row>
        <table:table-row table:style-name="ro1">
          <table:table-cell table:formula="of:=[.G29]" office:value-type="float" office:value="0.384" calcext:value-type="float">
            <text:p>0.384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32]*[.B32]" office:value-type="float" office:value="0.2304" calcext:value-type="float">
            <text:p>0.230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7"/>
        </table:table-row>
        <table:table-row table:style-name="ro1">
          <table:table-cell table:formula="of:=[.G29]" office:value-type="float" office:value="0.384" calcext:value-type="float">
            <text:p>0.384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35]*[.B35]" office:value-type="float" office:value="0.1536" calcext:value-type="float">
            <text:p>0.153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y soundings, no consensus</text:p>
          </table:table-cell>
          <table:table-cell table:number-columns-repeated="7"/>
        </table:table-row>
        <table:table-row table:style-name="ro1">
          <table:table-cell table:formula="of:=[.G11]"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38]*[.B38]" office:value-type="float" office:value="0.02" calcext:value-type="float">
            <text:p>0.0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y soundings, Lidington etc.</text:p>
          </table:table-cell>
          <table:table-cell table:number-columns-repeated="7"/>
        </table:table-row>
        <table:table-row table:style-name="ro1">
          <table:table-cell table:formula="of:=[.G11]"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41]*[.B41]"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y soundings, Johnson softens</text:p>
          </table:table-cell>
          <table:table-cell table:number-columns-repeated="7"/>
        </table:table-row>
        <table:table-row table:style-name="ro1">
          <table:table-cell table:formula="of:=[.G11]" office:value-type="float" office:value="0.04" calcext:value-type="float">
            <text:p>0.04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44]*[.B44]"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 solution so election</text:p>
          </table:table-cell>
          <table:table-cell table:number-columns-repeated="7"/>
        </table:table-row>
        <table:table-row table:style-name="ro1">
          <table:table-cell table:formula="of:=[.G32]" office:value-type="float" office:value="0.2304" calcext:value-type="float">
            <text:p>0.2304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47]*[.B47]" office:value-type="float" office:value="0.09216" calcext:value-type="float">
            <text:p>0.09216</text:p>
          </table:table-cell>
          <table:table-cell/>
        </table:table-row>
        <table:table-row table:style-name="ro1">
          <table:table-cell table:formula="of:=[.G38]" office:value-type="float" office:value="0.02" calcext:value-type="float">
            <text:p>0.02</text:p>
          </table:table-cell>
          <table:table-cell table:number-columns-repeated="5"/>
          <table:table-cell table:formula="of:=[.A48]" office:value-type="float" office:value="0.02" calcext:value-type="float">
            <text:p>0.02</text:p>
          </table:table-cell>
          <table:table-cell/>
        </table:table-row>
        <table:table-row table:style-name="ro1">
          <table:table-cell table:number-columns-repeated="6"/>
          <table:table-cell table:style-name="ce1" table:formula="of:=SUM([.G47:.G48])" office:value-type="float" office:value="0.11216" calcext:value-type="float">
            <text:p>0.1121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rim and PV</text:p>
          </table:table-cell>
          <table:table-cell table:number-columns-repeated="7"/>
        </table:table-row>
        <table:table-row table:style-name="ro1">
          <table:table-cell table:formula="of:=[.G32]" office:value-type="float" office:value="0.2304" calcext:value-type="float">
            <text:p>0.2304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52]*[.B52]" office:value-type="float" office:value="0.02304" calcext:value-type="float">
            <text:p>0.02304</text:p>
          </table:table-cell>
          <table:table-cell/>
        </table:table-row>
        <table:table-row table:style-name="ro1">
          <table:table-cell table:formula="of:=[.G41]" office:value-type="float" office:value="0.008" calcext:value-type="float">
            <text:p>0.008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53]*[.B53]"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6"/>
          <table:table-cell table:style-name="ce1" table:formula="of:=SUM([.G52:.G53])" office:value-type="float" office:value="0.02704" calcext:value-type="float">
            <text:p>0.0270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rim and Deal</text:p>
          </table:table-cell>
          <table:table-cell table:number-columns-repeated="7"/>
        </table:table-row>
        <table:table-row table:style-name="ro1">
          <table:table-cell table:formula="of:=[.G32]" office:value-type="float" office:value="0.2304" calcext:value-type="float">
            <text:p>0.2304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57]*[.B57]" office:value-type="float" office:value="0.06912" calcext:value-type="float">
            <text:p>0.06912</text:p>
          </table:table-cell>
          <table:table-cell/>
        </table:table-row>
        <table:table-row table:style-name="ro1">
          <table:table-cell table:formula="of:=[.G41]" office:value-type="float" office:value="0.008" calcext:value-type="float">
            <text:p>0.008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58]*[.B58]"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6"/>
          <table:table-cell table:style-name="ce1" table:formula="of:=SUM([.G57:.G58])" office:value-type="float" office:value="0.0731200000000001" calcext:value-type="float">
            <text:p>0.0731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softens</text:p>
          </table:table-cell>
          <table:table-cell table:number-columns-repeated="7"/>
        </table:table-row>
        <table:table-row table:style-name="ro1">
          <table:table-cell table:formula="of:=[.G32]" office:value-type="float" office:value="0.2304" calcext:value-type="float">
            <text:p>0.2304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62]*[.B62]" office:value-type="float" office:value="0.04608" calcext:value-type="float">
            <text:p>0.0460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survives until summer</text:p>
          </table:table-cell>
          <table:table-cell table:number-columns-repeated="7"/>
        </table:table-row>
        <table:table-row table:style-name="ro1">
          <table:table-cell table:formula="of:=[.G62]" office:value-type="float" office:value="0.04608" calcext:value-type="float">
            <text:p>0.04608</text:p>
          </table:table-cell>
          <table:table-cell table:number-columns-repeated="5"/>
          <table:table-cell table:formula="of:=[.A65]" office:value-type="float" office:value="0.04608" calcext:value-type="float">
            <text:p>0.04608</text:p>
          </table:table-cell>
          <table:table-cell/>
        </table:table-row>
        <table:table-row table:style-name="ro1">
          <table:table-cell table:formula="of:=[.G23]" office:value-type="float" office:value="0.576" calcext:value-type="float">
            <text:p>0.576</text:p>
          </table:table-cell>
          <table:table-cell table:number-columns-repeated="5"/>
          <table:table-cell table:formula="of:=[.A66]" office:value-type="float" office:value="0.576" calcext:value-type="float">
            <text:p>0.576</text:p>
          </table:table-cell>
          <table:table-cell/>
        </table:table-row>
        <table:table-row table:style-name="ro1">
          <table:table-cell table:formula="of:=[.G35]" office:value-type="float" office:value="0.1536" calcext:value-type="float">
            <text:p>0.1536</text:p>
          </table:table-cell>
          <table:table-cell table:number-columns-repeated="5"/>
          <table:table-cell table:formula="of:=[.A67]" office:value-type="float" office:value="0.1536" calcext:value-type="float">
            <text:p>0.1536</text:p>
          </table:table-cell>
          <table:table-cell/>
        </table:table-row>
        <table:table-row table:style-name="ro1">
          <table:table-cell table:formula="of:=[.G44]" office:value-type="float" office:value="0.012" calcext:value-type="float">
            <text:p>0.012</text:p>
          </table:table-cell>
          <table:table-cell table:number-columns-repeated="5"/>
          <table:table-cell table:formula="of:=[.A68]"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6"/>
          <table:table-cell table:style-name="ce1" table:formula="of:=SUM([.G65:.G68])" office:value-type="float" office:value="0.78768" calcext:value-type="float">
            <text:p>0.7876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calls a GE</text:p>
          </table:table-cell>
          <table:table-cell table:number-columns-repeated="7"/>
        </table:table-row>
        <table:table-row table:style-name="ro1">
          <table:table-cell table:formula="of:=[.G69]" office:value-type="float" office:value="0.78768" calcext:value-type="float">
            <text:p>0.78768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72]*[.B72]" office:value-type="float" office:value="0.236304" calcext:value-type="float">
            <text:p>0.23630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goes for PV</text:p>
          </table:table-cell>
          <table:table-cell table:number-columns-repeated="7"/>
        </table:table-row>
        <table:table-row table:style-name="ro1">
          <table:table-cell table:formula="of:=[.G69]" office:value-type="float" office:value="0.78768" calcext:value-type="float">
            <text:p>0.78768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formula="of:=[.A75]*[.B75]" office:value-type="float" office:value="0.039384" calcext:value-type="float">
            <text:p>0.03938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no serious effort</text:p>
          </table:table-cell>
          <table:table-cell table:number-columns-repeated="7"/>
        </table:table-row>
        <table:table-row table:style-name="ro1">
          <table:table-cell table:formula="of:=[.G69]" office:value-type="float" office:value="0.78768" calcext:value-type="float">
            <text:p>0.78768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78]*[.B78]" office:value-type="float" office:value="0.236304" calcext:value-type="float">
            <text:p>0.23630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M tries to alter WA</text:p>
          </table:table-cell>
          <table:table-cell table:number-columns-repeated="7"/>
        </table:table-row>
        <table:table-row table:style-name="ro1">
          <table:table-cell table:formula="of:=[.G69]" office:value-type="float" office:value="0.78768" calcext:value-type="float">
            <text:p>0.78768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81]*[.B81]" office:value-type="float" office:value="0.236304" calcext:value-type="float">
            <text:p>0.236304</text:p>
          </table:table-cell>
          <table:table-cell table:number-columns-repeated="2"/>
        </table:table-row>
        <table:table-row table:style-name="ro1">
          <table:table-cell table:formula="of:=[.G59]" office:value-type="float" office:value="0.0731200000000001" calcext:value-type="float">
            <text:p>0.07312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A82]*[.B82]" office:value-type="float" office:value="0.03656" calcext:value-type="float">
            <text:p>0.036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81:.F82])" office:value-type="float" office:value="0.272864" calcext:value-type="float">
            <text:p>0.27286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M tries to alter PD</text:p>
          </table:table-cell>
          <table:table-cell table:number-columns-repeated="7"/>
        </table:table-row>
        <table:table-row table:style-name="ro1">
          <table:table-cell table:formula="of:=[.G69]" office:value-type="float" office:value="0.78768" calcext:value-type="float">
            <text:p>0.78768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formula="of:=[.A86]*[.B86]" office:value-type="float" office:value="0.039384" calcext:value-type="float">
            <text:p>0.039384</text:p>
          </table:table-cell>
          <table:table-cell table:number-columns-repeated="2"/>
        </table:table-row>
        <table:table-row table:style-name="ro1">
          <table:table-cell table:formula="of:=[.G59]" office:value-type="float" office:value="0.0731200000000001" calcext:value-type="float">
            <text:p>0.07312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A87]*[.B87]" office:value-type="float" office:value="0.03656" calcext:value-type="float">
            <text:p>0.036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86:.F87])" office:value-type="float" office:value="0.075944" calcext:value-type="float">
            <text:p>0.07594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ons votes on Deal, rejects</text:p>
          </table:table-cell>
          <table:table-cell table:number-columns-repeated="7"/>
        </table:table-row>
        <table:table-row table:style-name="ro1">
          <table:table-cell table:formula="of:=[.F83]" office:value-type="float" office:value="0.272864" calcext:value-type="float">
            <text:p>0.272864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[.A91]*[.B91]*[.C91]" office:value-type="float" office:value="0.0736732800000001" calcext:value-type="float">
            <text:p>0.07367328</text:p>
          </table:table-cell>
          <table:table-cell table:number-columns-repeated="2"/>
        </table:table-row>
        <table:table-row table:style-name="ro1">
          <table:table-cell table:formula="of:=[.F83]" office:value-type="float" office:value="0.272864" calcext:value-type="float">
            <text:p>0.27286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92]*[.B92]*[.C92]" office:value-type="float" office:value="0.00545728" calcext:value-type="float">
            <text:p>0.00545728</text:p>
          </table:table-cell>
          <table:table-cell table:number-columns-repeated="2"/>
        </table:table-row>
        <table:table-row table:style-name="ro1">
          <table:table-cell table:formula="of:=[.F88]" office:value-type="float" office:value="0.075944" calcext:value-type="float">
            <text:p>0.075944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/>
          <table:table-cell table:formula="of:=[.A93]*[.B93]*[.C93]" office:value-type="float" office:value="0.00303776" calcext:value-type="float">
            <text:p>0.00303776</text:p>
          </table:table-cell>
          <table:table-cell table:number-columns-repeated="2"/>
        </table:table-row>
        <table:table-row table:style-name="ro1">
          <table:table-cell table:formula="of:=[.F88]" office:value-type="float" office:value="0.075944" calcext:value-type="float">
            <text:p>0.075944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A94]*[.B94]*[.C94]" office:value-type="float" office:value="0.0303776" calcext:value-type="float">
            <text:p>0.03037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91:.F94])" office:value-type="float" office:value="0.11254592" calcext:value-type="float">
            <text:p>0.1125459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ons doesn’t vote on Deal</text:p>
          </table:table-cell>
          <table:table-cell table:number-columns-repeated="7"/>
        </table:table-row>
        <table:table-row table:style-name="ro1">
          <table:table-cell table:formula="of:=[.F83]" office:value-type="float" office:value="0.272864" calcext:value-type="float">
            <text:p>0.272864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98]*[.B98]*[.C98]" office:value-type="float" office:value="0.14734656" calcext:value-type="float">
            <text:p>0.14734656</text:p>
          </table:table-cell>
          <table:table-cell table:number-columns-repeated="2"/>
        </table:table-row>
        <table:table-row table:style-name="ro1">
          <table:table-cell table:formula="of:=[.F83]" office:value-type="float" office:value="0.272864" calcext:value-type="float">
            <text:p>0.27286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99]*[.B99]*[.C99]" office:value-type="float" office:value="0.00545728" calcext:value-type="float">
            <text:p>0.00545728</text:p>
          </table:table-cell>
          <table:table-cell table:number-columns-repeated="2"/>
        </table:table-row>
        <table:table-row table:style-name="ro1">
          <table:table-cell table:formula="of:=[.F88]" office:value-type="float" office:value="0.075944" calcext:value-type="float">
            <text:p>0.075944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formula="of:=[.A100]*[.B100]*[.C100]" office:value-type="float" office:value="0.01215104" calcext:value-type="float">
            <text:p>0.01215104</text:p>
          </table:table-cell>
          <table:table-cell table:number-columns-repeated="2"/>
        </table:table-row>
        <table:table-row table:style-name="ro1">
          <table:table-cell table:formula="of:=[.F88]" office:value-type="float" office:value="0.075944" calcext:value-type="float">
            <text:p>0.075944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[.A101]*[.B101]*[.C101]" office:value-type="float" office:value="0.01822656" calcext:value-type="float">
            <text:p>0.018226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98:.F101])" office:value-type="float" office:value="0.18318144" calcext:value-type="float">
            <text:p>0.1831814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ons approves</text:p>
          </table:table-cell>
          <table:table-cell table:number-columns-repeated="7"/>
        </table:table-row>
        <table:table-row table:style-name="ro1">
          <table:table-cell table:formula="of:=[.F83]" office:value-type="float" office:value="0.272864" calcext:value-type="float">
            <text:p>0.272864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formula="of:=[.A105]*[.B105]*[.C105]" office:value-type="float" office:value="0.02455776" calcext:value-type="float">
            <text:p>0.02455776</text:p>
          </table:table-cell>
          <table:table-cell table:number-columns-repeated="2"/>
        </table:table-row>
        <table:table-row table:style-name="ro1">
          <table:table-cell table:formula="of:=[.F83]" office:value-type="float" office:value="0.272864" calcext:value-type="float">
            <text:p>0.27286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106]*[.B106]*[.C106]" office:value-type="float" office:value="0.01637184" calcext:value-type="float">
            <text:p>0.01637184</text:p>
          </table:table-cell>
          <table:table-cell table:number-columns-repeated="2"/>
        </table:table-row>
        <table:table-row table:style-name="ro1">
          <table:table-cell table:formula="of:=[.F88]" office:value-type="float" office:value="0.075944" calcext:value-type="float">
            <text:p>0.07594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107]*[.B107]*[.C107]" office:value-type="float" office:value="0.01215104" calcext:value-type="float">
            <text:p>0.012151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105:.F107])" office:value-type="float" office:value="0.05308064" calcext:value-type="float">
            <text:p>0.0530806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nough pragmatists resign (later)</text:p>
          </table:table-cell>
          <table:table-cell table:number-columns-repeated="7"/>
        </table:table-row>
        <table:table-row table:style-name="ro1">
          <table:table-cell table:formula="of:=[.F78]" office:value-type="float" office:value="0.236304" calcext:value-type="float">
            <text:p>0.236304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[.A111]*[.B111]" office:value-type="float" office:value="0.2126736" calcext:value-type="float">
            <text:p>0.2126736</text:p>
          </table:table-cell>
          <table:table-cell table:number-columns-repeated="2"/>
        </table:table-row>
        <table:table-row table:style-name="ro1">
          <table:table-cell table:formula="of:=[.F95]" office:value-type="float" office:value="0.11254592" calcext:value-type="float">
            <text:p>0.11254592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112]*[.B112]" office:value-type="float" office:value="0.033763776" calcext:value-type="float">
            <text:p>0.033763776</text:p>
          </table:table-cell>
          <table:table-cell table:number-columns-repeated="2"/>
        </table:table-row>
        <table:table-row table:style-name="ro1">
          <table:table-cell table:formula="of:=[.F102]" office:value-type="float" office:value="0.18318144" calcext:value-type="float">
            <text:p>0.18318144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A113]*[.B113]" office:value-type="float" office:value="0.109908864" calcext:value-type="float">
            <text:p>0.1099088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111:.F113])" office:value-type="float" office:value="0.35634624" calcext:value-type="float">
            <text:p>0.3563462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t enough pragmatists resign (later)</text:p>
          </table:table-cell>
          <table:table-cell table:number-columns-repeated="7"/>
        </table:table-row>
        <table:table-row table:style-name="ro1">
          <table:table-cell table:formula="of:=[.F78]" office:value-type="float" office:value="0.236304" calcext:value-type="float">
            <text:p>0.236304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117]*[.B117]" office:value-type="float" office:value="0.0236304" calcext:value-type="float">
            <text:p>0.0236304</text:p>
          </table:table-cell>
          <table:table-cell table:number-columns-repeated="2"/>
        </table:table-row>
        <table:table-row table:style-name="ro1">
          <table:table-cell table:formula="of:=[.F95]" office:value-type="float" office:value="0.11254592" calcext:value-type="float">
            <text:p>0.11254592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[.A118]*[.B118]" office:value-type="float" office:value="0.0787821440000001" calcext:value-type="float">
            <text:p>0.078782144</text:p>
          </table:table-cell>
          <table:table-cell table:number-columns-repeated="2"/>
        </table:table-row>
        <table:table-row table:style-name="ro1">
          <table:table-cell table:formula="of:=[.F102]" office:value-type="float" office:value="0.18318144" calcext:value-type="float">
            <text:p>0.18318144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[.A119]*[.B119]" office:value-type="float" office:value="0.0732725760000001" calcext:value-type="float">
            <text:p>0.0732725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117:.F119])" office:value-type="float" office:value="0.17568512" calcext:value-type="float">
            <text:p>0.1756851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UTCO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l Election</text:p>
          </table:table-cell>
          <table:table-cell table:number-columns-repeated="7"/>
        </table:table-row>
        <table:table-row table:style-name="ro1">
          <table:table-cell table:formula="of:=[.G49]" office:value-type="float" office:value="0.11216" calcext:value-type="float">
            <text:p>0.11216</text:p>
          </table:table-cell>
          <table:table-cell table:number-columns-repeated="4"/>
          <table:table-cell table:formula="of:=[.A124]" office:value-type="float" office:value="0.11216" calcext:value-type="float">
            <text:p>0.11216</text:p>
          </table:table-cell>
          <table:table-cell table:number-columns-repeated="2"/>
        </table:table-row>
        <table:table-row table:style-name="ro1">
          <table:table-cell table:formula="of:=[.F72]" office:value-type="float" office:value="0.236304" calcext:value-type="float">
            <text:p>0.236304</text:p>
          </table:table-cell>
          <table:table-cell table:number-columns-repeated="4"/>
          <table:table-cell table:formula="of:=[.A125]" office:value-type="float" office:value="0.236304" calcext:value-type="float">
            <text:p>0.236304</text:p>
          </table:table-cell>
          <table:table-cell table:number-columns-repeated="2"/>
        </table:table-row>
        <table:table-row table:style-name="ro1">
          <table:table-cell table:formula="of:=[.F114]" office:value-type="float" office:value="0.35634624" calcext:value-type="float">
            <text:p>0.35634624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[.A126]*[.B126]" office:value-type="float" office:value="0.320711616" calcext:value-type="float">
            <text:p>0.320711616</text:p>
          </table:table-cell>
          <table:table-cell/>
          <table:table-cell office:value-type="string" calcext:value-type="string">
            <text:p>ROUND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124:.F126])" office:value-type="float" office:value="0.669175616" calcext:value-type="float">
            <text:p>0.669175616</text:p>
          </table:table-cell>
          <table:table-cell table:formula="of:=[.F127]*100" office:value-type="float" office:value="66.9175616" calcext:value-type="float">
            <text:p>66.917561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2<text:span text:style-name="T1">nd</text:span> Ref</text:p>
          </table:table-cell>
          <table:table-cell table:number-columns-repeated="7"/>
        </table:table-row>
        <table:table-row table:style-name="ro1">
          <table:table-cell table:formula="of:=[.F75]" office:value-type="float" office:value="0.039384" calcext:value-type="float">
            <text:p>0.039384</text:p>
          </table:table-cell>
          <table:table-cell table:number-columns-repeated="4"/>
          <table:table-cell table:formula="of:=[.A130]" office:value-type="float" office:value="0.039384" calcext:value-type="float">
            <text:p>0.039384</text:p>
          </table:table-cell>
          <table:table-cell table:number-columns-repeated="2"/>
        </table:table-row>
        <table:table-row table:style-name="ro1">
          <table:table-cell table:formula="of:=[.G54]" office:value-type="float" office:value="0.02704" calcext:value-type="float">
            <text:p>0.02704</text:p>
          </table:table-cell>
          <table:table-cell table:number-columns-repeated="4"/>
          <table:table-cell table:formula="of:=[.A131]" office:value-type="float" office:value="0.02704" calcext:value-type="float">
            <text:p>0.02704</text:p>
          </table:table-cell>
          <table:table-cell table:number-columns-repeated="2"/>
        </table:table-row>
        <table:table-row table:style-name="ro1">
          <table:table-cell table:formula="of:=[.F114]" office:value-type="float" office:value="0.35634624" calcext:value-type="float">
            <text:p>0.35634624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132]*[.B132]" office:value-type="float" office:value="0.035634624" calcext:value-type="float">
            <text:p>0.0356346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130:.F132])" office:value-type="float" office:value="0.102058624" calcext:value-type="float">
            <text:p>0.102058624</text:p>
          </table:table-cell>
          <table:table-cell table:formula="of:=[.F133]*100" office:value-type="float" office:value="10.2058624" calcext:value-type="float">
            <text:p>10.20586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7"/>
        </table:table-row>
        <table:table-row table:style-name="ro1">
          <table:table-cell table:formula="of:=[.F120]" office:value-type="float" office:value="0.17568512" calcext:value-type="float">
            <text:p>0.17568512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[.A136]*[.B136]" office:value-type="float" office:value="0.122979584" calcext:value-type="float">
            <text:p>0.122979584</text:p>
          </table:table-cell>
          <table:table-cell table:formula="of:=[.F136]*100" office:value-type="float" office:value="12.2979584" calcext:value-type="float">
            <text:p>12.29795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urther Ext</text:p>
          </table:table-cell>
          <table:table-cell table:number-columns-repeated="7"/>
        </table:table-row>
        <table:table-row table:style-name="ro1">
          <table:table-cell table:formula="of:=[.F120]" office:value-type="float" office:value="0.17568512" calcext:value-type="float">
            <text:p>0.17568512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139]*[.B139]" office:value-type="float" office:value="0.0527055360000001" calcext:value-type="float">
            <text:p>0.052705536</text:p>
          </table:table-cell>
          <table:table-cell table:formula="of:=[.F139]*100" office:value-type="float" office:value="5.27055360000001" calcext:value-type="float">
            <text:p>5.27055360000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rexit with Deal</text:p>
          </table:table-cell>
          <table:table-cell table:number-columns-repeated="7"/>
        </table:table-row>
        <table:table-row table:style-name="ro1">
          <table:table-cell table:formula="of:=[.F108]" office:value-type="float" office:value="0.05308064" calcext:value-type="float">
            <text:p>0.05308064</text:p>
          </table:table-cell>
          <table:table-cell table:number-columns-repeated="4"/>
          <table:table-cell table:formula="of:=[.A142]" office:value-type="float" office:value="0.05308064" calcext:value-type="float">
            <text:p>0.05308064</text:p>
          </table:table-cell>
          <table:table-cell table:formula="of:=[.F142]*100" office:value-type="float" office:value="5.308064" calcext:value-type="float">
            <text:p>5.3080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127:.G142])" office:value-type="float" office:value="100" calcext:value-type="float">
            <text:p>100</text:p>
          </table:table-cell>
          <table:table-cell table:formula="of:=SUM([.H127:.H142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7-23T17:17:56.973808219</meta:creation-date>
    <dc:date>2019-07-23T17:49:06.623303174</dc:date>
    <dc:creator>Jon Worth</dc:creator>
    <meta:editing-duration>PT9M18S</meta:editing-duration>
    <meta:editing-cycles>2</meta:editing-cycles>
    <meta:generator>LibreOffice/6.2.0.3$MacOSX_X86_64 LibreOffice_project/98c6a8a1c6c7b144ce3cc729e34964b47ce25d62</meta:generator>
    <meta:document-statistic meta:table-count="1" meta:cell-count="254" meta:object-count="0"/>
  </office:meta>
</office:document-meta>
</file>